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05cm" svg:y="3.26cm">
            <draw:object draw:notify-on-update-of-ranges="Sheet1.A1:Sheet1.A1 Sheet1.A2:Sheet1.A102 Sheet1.B1:Sheet1.B1 Sheet1.B2:Sheet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(t)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IN([.$D$2]; [.$D$2]*EXP(-[.$F$2]*([.A2]-[.$E$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2]+0.01" office:value-type="float" office:value="0.01" calcext:value-type="float">
            <text:p>0.01</text:p>
          </table:table-cell>
          <table:table-cell table:formula="of:=MIN([.$D$2]; [.$D$2]*EXP(-[.$F$2]*([.A3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]+0.01" office:value-type="float" office:value="0.02" calcext:value-type="float">
            <text:p>0.02</text:p>
          </table:table-cell>
          <table:table-cell table:formula="of:=MIN([.$D$2]; [.$D$2]*EXP(-[.$F$2]*([.A4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]+0.01" office:value-type="float" office:value="0.03" calcext:value-type="float">
            <text:p>0.03</text:p>
          </table:table-cell>
          <table:table-cell table:formula="of:=MIN([.$D$2]; [.$D$2]*EXP(-[.$F$2]*([.A5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]+0.01" office:value-type="float" office:value="0.04" calcext:value-type="float">
            <text:p>0.04</text:p>
          </table:table-cell>
          <table:table-cell table:formula="of:=MIN([.$D$2]; [.$D$2]*EXP(-[.$F$2]*([.A6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]+0.01" office:value-type="float" office:value="0.05" calcext:value-type="float">
            <text:p>0.05</text:p>
          </table:table-cell>
          <table:table-cell table:formula="of:=MIN([.$D$2]; [.$D$2]*EXP(-[.$F$2]*([.A7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]+0.01" office:value-type="float" office:value="0.06" calcext:value-type="float">
            <text:p>0.06</text:p>
          </table:table-cell>
          <table:table-cell table:formula="of:=MIN([.$D$2]; [.$D$2]*EXP(-[.$F$2]*([.A8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]+0.01" office:value-type="float" office:value="0.07" calcext:value-type="float">
            <text:p>0.07</text:p>
          </table:table-cell>
          <table:table-cell table:formula="of:=MIN([.$D$2]; [.$D$2]*EXP(-[.$F$2]*([.A9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]+0.01" office:value-type="float" office:value="0.08" calcext:value-type="float">
            <text:p>0.08</text:p>
          </table:table-cell>
          <table:table-cell table:formula="of:=MIN([.$D$2]; [.$D$2]*EXP(-[.$F$2]*([.A10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]+0.01" office:value-type="float" office:value="0.09" calcext:value-type="float">
            <text:p>0.09</text:p>
          </table:table-cell>
          <table:table-cell table:formula="of:=MIN([.$D$2]; [.$D$2]*EXP(-[.$F$2]*([.A11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]+0.01" office:value-type="float" office:value="0.1" calcext:value-type="float">
            <text:p>0.1</text:p>
          </table:table-cell>
          <table:table-cell table:formula="of:=MIN([.$D$2]; [.$D$2]*EXP(-[.$F$2]*([.A12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]+0.01" office:value-type="float" office:value="0.11" calcext:value-type="float">
            <text:p>0.11</text:p>
          </table:table-cell>
          <table:table-cell table:formula="of:=MIN([.$D$2]; [.$D$2]*EXP(-[.$F$2]*([.A13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]+0.01" office:value-type="float" office:value="0.12" calcext:value-type="float">
            <text:p>0.12</text:p>
          </table:table-cell>
          <table:table-cell table:formula="of:=MIN([.$D$2]; [.$D$2]*EXP(-[.$F$2]*([.A14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]+0.01" office:value-type="float" office:value="0.13" calcext:value-type="float">
            <text:p>0.13</text:p>
          </table:table-cell>
          <table:table-cell table:formula="of:=MIN([.$D$2]; [.$D$2]*EXP(-[.$F$2]*([.A15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]+0.01" office:value-type="float" office:value="0.14" calcext:value-type="float">
            <text:p>0.14</text:p>
          </table:table-cell>
          <table:table-cell table:formula="of:=MIN([.$D$2]; [.$D$2]*EXP(-[.$F$2]*([.A16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]+0.01" office:value-type="float" office:value="0.15" calcext:value-type="float">
            <text:p>0.15</text:p>
          </table:table-cell>
          <table:table-cell table:formula="of:=MIN([.$D$2]; [.$D$2]*EXP(-[.$F$2]*([.A17]-[.$E$2])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]+0.01" office:value-type="float" office:value="0.16" calcext:value-type="float">
            <text:p>0.16</text:p>
          </table:table-cell>
          <table:table-cell table:formula="of:=MIN([.$D$2]; [.$D$2]*EXP(-[.$F$2]*([.A18]-[.$E$2])))" office:value-type="float" office:value="0.989060278775369" calcext:value-type="float">
            <text:p>0.989060278775369</text:p>
          </table:table-cell>
          <table:table-cell table:number-columns-repeated="4"/>
        </table:table-row>
        <table:table-row table:style-name="ro1">
          <table:table-cell table:formula="of:=[.A18]+0.01" office:value-type="float" office:value="0.17" calcext:value-type="float">
            <text:p>0.17</text:p>
          </table:table-cell>
          <table:table-cell table:formula="of:=MIN([.$D$2]; [.$D$2]*EXP(-[.$F$2]*([.A19]-[.$E$2])))" office:value-type="float" office:value="0.97824023505121" calcext:value-type="float">
            <text:p>0.97824023505121</text:p>
          </table:table-cell>
          <table:table-cell table:number-columns-repeated="4"/>
        </table:table-row>
        <table:table-row table:style-name="ro1">
          <table:table-cell table:formula="of:=[.A19]+0.01" office:value-type="float" office:value="0.18" calcext:value-type="float">
            <text:p>0.18</text:p>
          </table:table-cell>
          <table:table-cell table:formula="of:=MIN([.$D$2]; [.$D$2]*EXP(-[.$F$2]*([.A20]-[.$E$2])))" office:value-type="float" office:value="0.967538559589032" calcext:value-type="float">
            <text:p>0.967538559589032</text:p>
          </table:table-cell>
          <table:table-cell table:number-columns-repeated="4"/>
        </table:table-row>
        <table:table-row table:style-name="ro1">
          <table:table-cell table:formula="of:=[.A20]+0.01" office:value-type="float" office:value="0.19" calcext:value-type="float">
            <text:p>0.19</text:p>
          </table:table-cell>
          <table:table-cell table:formula="of:=MIN([.$D$2]; [.$D$2]*EXP(-[.$F$2]*([.A21]-[.$E$2])))" office:value-type="float" office:value="0.956953957473047" calcext:value-type="float">
            <text:p>0.956953957473047</text:p>
          </table:table-cell>
          <table:table-cell table:number-columns-repeated="4"/>
        </table:table-row>
        <table:table-row table:style-name="ro1">
          <table:table-cell table:formula="of:=[.A21]+0.01" office:value-type="float" office:value="0.2" calcext:value-type="float">
            <text:p>0.2</text:p>
          </table:table-cell>
          <table:table-cell table:formula="of:=MIN([.$D$2]; [.$D$2]*EXP(-[.$F$2]*([.A22]-[.$E$2])))" office:value-type="float" office:value="0.946485147953484" calcext:value-type="float">
            <text:p>0.946485147953484</text:p>
          </table:table-cell>
          <table:table-cell table:number-columns-repeated="4"/>
        </table:table-row>
        <table:table-row table:style-name="ro1">
          <table:table-cell table:formula="of:=[.A22]+0.01" office:value-type="float" office:value="0.21" calcext:value-type="float">
            <text:p>0.21</text:p>
          </table:table-cell>
          <table:table-cell table:formula="of:=MIN([.$D$2]; [.$D$2]*EXP(-[.$F$2]*([.A23]-[.$E$2])))" office:value-type="float" office:value="0.936130864291619" calcext:value-type="float">
            <text:p>0.936130864291619</text:p>
          </table:table-cell>
          <table:table-cell table:number-columns-repeated="4"/>
        </table:table-row>
        <table:table-row table:style-name="ro1">
          <table:table-cell table:formula="of:=[.A23]+0.01" office:value-type="float" office:value="0.22" calcext:value-type="float">
            <text:p>0.22</text:p>
          </table:table-cell>
          <table:table-cell table:formula="of:=MIN([.$D$2]; [.$D$2]*EXP(-[.$F$2]*([.A24]-[.$E$2])))" office:value-type="float" office:value="0.925889853606495" calcext:value-type="float">
            <text:p>0.925889853606495</text:p>
          </table:table-cell>
          <table:table-cell table:number-columns-repeated="4"/>
        </table:table-row>
        <table:table-row table:style-name="ro1">
          <table:table-cell table:formula="of:=[.A24]+0.01" office:value-type="float" office:value="0.23" calcext:value-type="float">
            <text:p>0.23</text:p>
          </table:table-cell>
          <table:table-cell table:formula="of:=MIN([.$D$2]; [.$D$2]*EXP(-[.$F$2]*([.A25]-[.$E$2])))" office:value-type="float" office:value="0.915760876723325" calcext:value-type="float">
            <text:p>0.915760876723325</text:p>
          </table:table-cell>
          <table:table-cell table:number-columns-repeated="4"/>
        </table:table-row>
        <table:table-row table:style-name="ro1">
          <table:table-cell table:formula="of:=[.A25]+0.01" office:value-type="float" office:value="0.24" calcext:value-type="float">
            <text:p>0.24</text:p>
          </table:table-cell>
          <table:table-cell table:formula="of:=MIN([.$D$2]; [.$D$2]*EXP(-[.$F$2]*([.A26]-[.$E$2])))" office:value-type="float" office:value="0.905742708023548" calcext:value-type="float">
            <text:p>0.905742708023548</text:p>
          </table:table-cell>
          <table:table-cell table:number-columns-repeated="4"/>
        </table:table-row>
        <table:table-row table:style-name="ro1">
          <table:table-cell table:formula="of:=[.A26]+0.01" office:value-type="float" office:value="0.25" calcext:value-type="float">
            <text:p>0.25</text:p>
          </table:table-cell>
          <table:table-cell table:formula="of:=MIN([.$D$2]; [.$D$2]*EXP(-[.$F$2]*([.A27]-[.$E$2])))" office:value-type="float" office:value="0.895834135296528" calcext:value-type="float">
            <text:p>0.895834135296528</text:p>
          </table:table-cell>
          <table:table-cell table:number-columns-repeated="4"/>
        </table:table-row>
        <table:table-row table:style-name="ro1">
          <table:table-cell table:formula="of:=[.A27]+0.01" office:value-type="float" office:value="0.26" calcext:value-type="float">
            <text:p>0.26</text:p>
          </table:table-cell>
          <table:table-cell table:formula="of:=MIN([.$D$2]; [.$D$2]*EXP(-[.$F$2]*([.A28]-[.$E$2])))" office:value-type="float" office:value="0.886033959592876" calcext:value-type="float">
            <text:p>0.886033959592876</text:p>
          </table:table-cell>
          <table:table-cell table:number-columns-repeated="4"/>
        </table:table-row>
        <table:table-row table:style-name="ro1">
          <table:table-cell table:formula="of:=[.A28]+0.01" office:value-type="float" office:value="0.27" calcext:value-type="float">
            <text:p>0.27</text:p>
          </table:table-cell>
          <table:table-cell table:formula="of:=MIN([.$D$2]; [.$D$2]*EXP(-[.$F$2]*([.A29]-[.$E$2])))" office:value-type="float" office:value="0.876340995079373" calcext:value-type="float">
            <text:p>0.876340995079373</text:p>
          </table:table-cell>
          <table:table-cell table:number-columns-repeated="4"/>
        </table:table-row>
        <table:table-row table:style-name="ro1">
          <table:table-cell table:formula="of:=[.A29]+0.01" office:value-type="float" office:value="0.28" calcext:value-type="float">
            <text:p>0.28</text:p>
          </table:table-cell>
          <table:table-cell table:formula="of:=MIN([.$D$2]; [.$D$2]*EXP(-[.$F$2]*([.A30]-[.$E$2])))" office:value-type="float" office:value="0.866754068895489" calcext:value-type="float">
            <text:p>0.866754068895489</text:p>
          </table:table-cell>
          <table:table-cell table:number-columns-repeated="4"/>
        </table:table-row>
        <table:table-row table:style-name="ro1">
          <table:table-cell table:formula="of:=[.A30]+0.01" office:value-type="float" office:value="0.29" calcext:value-type="float">
            <text:p>0.29</text:p>
          </table:table-cell>
          <table:table-cell table:formula="of:=MIN([.$D$2]; [.$D$2]*EXP(-[.$F$2]*([.A31]-[.$E$2])))" office:value-type="float" office:value="0.857272021011457" calcext:value-type="float">
            <text:p>0.857272021011457</text:p>
          </table:table-cell>
          <table:table-cell table:number-columns-repeated="4"/>
        </table:table-row>
        <table:table-row table:style-name="ro1">
          <table:table-cell table:formula="of:=[.A31]+0.01" office:value-type="float" office:value="0.3" calcext:value-type="float">
            <text:p>0.3</text:p>
          </table:table-cell>
          <table:table-cell table:formula="of:=MIN([.$D$2]; [.$D$2]*EXP(-[.$F$2]*([.A32]-[.$E$2])))" office:value-type="float" office:value="0.847893704087916" calcext:value-type="float">
            <text:p>0.847893704087916</text:p>
          </table:table-cell>
          <table:table-cell table:number-columns-repeated="4"/>
        </table:table-row>
        <table:table-row table:style-name="ro1">
          <table:table-cell table:formula="of:=[.A32]+0.01" office:value-type="float" office:value="0.31" calcext:value-type="float">
            <text:p>0.31</text:p>
          </table:table-cell>
          <table:table-cell table:formula="of:=MIN([.$D$2]; [.$D$2]*EXP(-[.$F$2]*([.A33]-[.$E$2])))" office:value-type="float" office:value="0.838617983337074" calcext:value-type="float">
            <text:p>0.838617983337074</text:p>
          </table:table-cell>
          <table:table-cell table:number-columns-repeated="4"/>
        </table:table-row>
        <table:table-row table:style-name="ro1">
          <table:table-cell table:formula="of:=[.A33]+0.01" office:value-type="float" office:value="0.32" calcext:value-type="float">
            <text:p>0.32</text:p>
          </table:table-cell>
          <table:table-cell table:formula="of:=MIN([.$D$2]; [.$D$2]*EXP(-[.$F$2]*([.A34]-[.$E$2])))" office:value-type="float" office:value="0.829443736385404" calcext:value-type="float">
            <text:p>0.829443736385404</text:p>
          </table:table-cell>
          <table:table-cell table:number-columns-repeated="4"/>
        </table:table-row>
        <table:table-row table:style-name="ro1">
          <table:table-cell table:formula="of:=[.A34]+0.01" office:value-type="float" office:value="0.33" calcext:value-type="float">
            <text:p>0.33</text:p>
          </table:table-cell>
          <table:table-cell table:formula="of:=MIN([.$D$2]; [.$D$2]*EXP(-[.$F$2]*([.A35]-[.$E$2])))" office:value-type="float" office:value="0.820369853137831" calcext:value-type="float">
            <text:p>0.820369853137831</text:p>
          </table:table-cell>
          <table:table-cell table:number-columns-repeated="4"/>
        </table:table-row>
        <table:table-row table:style-name="ro1">
          <table:table-cell table:formula="of:=[.A35]+0.01" office:value-type="float" office:value="0.34" calcext:value-type="float">
            <text:p>0.34</text:p>
          </table:table-cell>
          <table:table-cell table:formula="of:=MIN([.$D$2]; [.$D$2]*EXP(-[.$F$2]*([.A36]-[.$E$2])))" office:value-type="float" office:value="0.811395235643411" calcext:value-type="float">
            <text:p>0.811395235643411</text:p>
          </table:table-cell>
          <table:table-cell table:number-columns-repeated="4"/>
        </table:table-row>
        <table:table-row table:style-name="ro1">
          <table:table-cell table:formula="of:=[.A36]+0.01" office:value-type="float" office:value="0.35" calcext:value-type="float">
            <text:p>0.35</text:p>
          </table:table-cell>
          <table:table-cell table:formula="of:=MIN([.$D$2]; [.$D$2]*EXP(-[.$F$2]*([.A37]-[.$E$2])))" office:value-type="float" office:value="0.802518797962478" calcext:value-type="float">
            <text:p>0.802518797962478</text:p>
          </table:table-cell>
          <table:table-cell table:number-columns-repeated="4"/>
        </table:table-row>
        <table:table-row table:style-name="ro1">
          <table:table-cell table:formula="of:=[.A37]+0.01" office:value-type="float" office:value="0.36" calcext:value-type="float">
            <text:p>0.36</text:p>
          </table:table-cell>
          <table:table-cell table:formula="of:=MIN([.$D$2]; [.$D$2]*EXP(-[.$F$2]*([.A38]-[.$E$2])))" office:value-type="float" office:value="0.793739466035243" calcext:value-type="float">
            <text:p>0.793739466035243</text:p>
          </table:table-cell>
          <table:table-cell table:number-columns-repeated="4"/>
        </table:table-row>
        <table:table-row table:style-name="ro1">
          <table:table-cell table:formula="of:=[.A38]+0.01" office:value-type="float" office:value="0.37" calcext:value-type="float">
            <text:p>0.37</text:p>
          </table:table-cell>
          <table:table-cell table:formula="of:=MIN([.$D$2]; [.$D$2]*EXP(-[.$F$2]*([.A39]-[.$E$2])))" office:value-type="float" office:value="0.785056177551829" calcext:value-type="float">
            <text:p>0.785056177551829</text:p>
          </table:table-cell>
          <table:table-cell table:number-columns-repeated="4"/>
        </table:table-row>
        <table:table-row table:style-name="ro1">
          <table:table-cell table:formula="of:=[.A39]+0.01" office:value-type="float" office:value="0.38" calcext:value-type="float">
            <text:p>0.38</text:p>
          </table:table-cell>
          <table:table-cell table:formula="of:=MIN([.$D$2]; [.$D$2]*EXP(-[.$F$2]*([.A40]-[.$E$2])))" office:value-type="float" office:value="0.776467881823738" calcext:value-type="float">
            <text:p>0.776467881823738</text:p>
          </table:table-cell>
          <table:table-cell table:number-columns-repeated="4"/>
        </table:table-row>
        <table:table-row table:style-name="ro1">
          <table:table-cell table:formula="of:=[.A40]+0.01" office:value-type="float" office:value="0.39" calcext:value-type="float">
            <text:p>0.39</text:p>
          </table:table-cell>
          <table:table-cell table:formula="of:=MIN([.$D$2]; [.$D$2]*EXP(-[.$F$2]*([.A41]-[.$E$2])))" office:value-type="float" office:value="0.767973539656706" calcext:value-type="float">
            <text:p>0.767973539656706</text:p>
          </table:table-cell>
          <table:table-cell table:number-columns-repeated="4"/>
        </table:table-row>
        <table:table-row table:style-name="ro1">
          <table:table-cell table:formula="of:=[.A41]+0.01" office:value-type="float" office:value="0.4" calcext:value-type="float">
            <text:p>0.4</text:p>
          </table:table-cell>
          <table:table-cell table:formula="of:=MIN([.$D$2]; [.$D$2]*EXP(-[.$F$2]*([.A42]-[.$E$2])))" office:value-type="float" office:value="0.759572123224968" calcext:value-type="float">
            <text:p>0.759572123224968</text:p>
          </table:table-cell>
          <table:table-cell table:number-columns-repeated="4"/>
        </table:table-row>
        <table:table-row table:style-name="ro1">
          <table:table-cell table:formula="of:=[.A42]+0.01" office:value-type="float" office:value="0.41" calcext:value-type="float">
            <text:p>0.41</text:p>
          </table:table-cell>
          <table:table-cell table:formula="of:=MIN([.$D$2]; [.$D$2]*EXP(-[.$F$2]*([.A43]-[.$E$2])))" office:value-type="float" office:value="0.751262615946886" calcext:value-type="float">
            <text:p>0.751262615946886</text:p>
          </table:table-cell>
          <table:table-cell table:number-columns-repeated="4"/>
        </table:table-row>
        <table:table-row table:style-name="ro1">
          <table:table-cell table:formula="of:=[.A43]+0.01" office:value-type="float" office:value="0.42" calcext:value-type="float">
            <text:p>0.42</text:p>
          </table:table-cell>
          <table:table-cell table:formula="of:=MIN([.$D$2]; [.$D$2]*EXP(-[.$F$2]*([.A44]-[.$E$2])))" office:value-type="float" office:value="0.74304401236194" calcext:value-type="float">
            <text:p>0.74304401236194</text:p>
          </table:table-cell>
          <table:table-cell table:number-columns-repeated="4"/>
        </table:table-row>
        <table:table-row table:style-name="ro1">
          <table:table-cell table:formula="of:=[.A44]+0.01" office:value-type="float" office:value="0.43" calcext:value-type="float">
            <text:p>0.43</text:p>
          </table:table-cell>
          <table:table-cell table:formula="of:=MIN([.$D$2]; [.$D$2]*EXP(-[.$F$2]*([.A45]-[.$E$2])))" office:value-type="float" office:value="0.734915318009069" calcext:value-type="float">
            <text:p>0.734915318009069</text:p>
          </table:table-cell>
          <table:table-cell table:number-columns-repeated="4"/>
        </table:table-row>
        <table:table-row table:style-name="ro1">
          <table:table-cell table:formula="of:=[.A45]+0.01" office:value-type="float" office:value="0.44" calcext:value-type="float">
            <text:p>0.44</text:p>
          </table:table-cell>
          <table:table-cell table:formula="of:=MIN([.$D$2]; [.$D$2]*EXP(-[.$F$2]*([.A46]-[.$E$2])))" office:value-type="float" office:value="0.726875549306338" calcext:value-type="float">
            <text:p>0.726875549306338</text:p>
          </table:table-cell>
          <table:table-cell table:number-columns-repeated="4"/>
        </table:table-row>
        <table:table-row table:style-name="ro1">
          <table:table-cell table:formula="of:=[.A46]+0.01" office:value-type="float" office:value="0.45" calcext:value-type="float">
            <text:p>0.45</text:p>
          </table:table-cell>
          <table:table-cell table:formula="of:=MIN([.$D$2]; [.$D$2]*EXP(-[.$F$2]*([.A47]-[.$E$2])))" office:value-type="float" office:value="0.718923733431926" calcext:value-type="float">
            <text:p>0.718923733431926</text:p>
          </table:table-cell>
          <table:table-cell table:number-columns-repeated="4"/>
        </table:table-row>
        <table:table-row table:style-name="ro1">
          <table:table-cell table:formula="of:=[.A47]+0.01" office:value-type="float" office:value="0.46" calcext:value-type="float">
            <text:p>0.46</text:p>
          </table:table-cell>
          <table:table-cell table:formula="of:=MIN([.$D$2]; [.$D$2]*EXP(-[.$F$2]*([.A48]-[.$E$2])))" office:value-type="float" office:value="0.711058908206409" calcext:value-type="float">
            <text:p>0.711058908206409</text:p>
          </table:table-cell>
          <table:table-cell table:number-columns-repeated="4"/>
        </table:table-row>
        <table:table-row table:style-name="ro1">
          <table:table-cell table:formula="of:=[.A48]+0.01" office:value-type="float" office:value="0.47" calcext:value-type="float">
            <text:p>0.47</text:p>
          </table:table-cell>
          <table:table-cell table:formula="of:=MIN([.$D$2]; [.$D$2]*EXP(-[.$F$2]*([.A49]-[.$E$2])))" office:value-type="float" office:value="0.703280121976341" calcext:value-type="float">
            <text:p>0.703280121976341</text:p>
          </table:table-cell>
          <table:table-cell table:number-columns-repeated="4"/>
        </table:table-row>
        <table:table-row table:style-name="ro1">
          <table:table-cell table:formula="of:=[.A49]+0.01" office:value-type="float" office:value="0.48" calcext:value-type="float">
            <text:p>0.48</text:p>
          </table:table-cell>
          <table:table-cell table:formula="of:=MIN([.$D$2]; [.$D$2]*EXP(-[.$F$2]*([.A50]-[.$E$2])))" office:value-type="float" office:value="0.695586433499095" calcext:value-type="float">
            <text:p>0.695586433499095</text:p>
          </table:table-cell>
          <table:table-cell table:number-columns-repeated="4"/>
        </table:table-row>
        <table:table-row table:style-name="ro1">
          <table:table-cell table:formula="of:=[.A50]+0.01" office:value-type="float" office:value="0.49" calcext:value-type="float">
            <text:p>0.49</text:p>
          </table:table-cell>
          <table:table-cell table:formula="of:=MIN([.$D$2]; [.$D$2]*EXP(-[.$F$2]*([.A51]-[.$E$2])))" office:value-type="float" office:value="0.687976911828979" calcext:value-type="float">
            <text:p>0.687976911828979</text:p>
          </table:table-cell>
          <table:table-cell table:number-columns-repeated="4"/>
        </table:table-row>
        <table:table-row table:style-name="ro1">
          <table:table-cell table:formula="of:=[.A51]+0.01" office:value-type="float" office:value="0.5" calcext:value-type="float">
            <text:p>0.5</text:p>
          </table:table-cell>
          <table:table-cell table:formula="of:=MIN([.$D$2]; [.$D$2]*EXP(-[.$F$2]*([.A52]-[.$E$2])))" office:value-type="float" office:value="0.680450636204587" calcext:value-type="float">
            <text:p>0.680450636204587</text:p>
          </table:table-cell>
          <table:table-cell table:number-columns-repeated="4"/>
        </table:table-row>
        <table:table-row table:style-name="ro1">
          <table:table-cell table:formula="of:=[.A52]+0.01" office:value-type="float" office:value="0.51" calcext:value-type="float">
            <text:p>0.51</text:p>
          </table:table-cell>
          <table:table-cell table:formula="of:=MIN([.$D$2]; [.$D$2]*EXP(-[.$F$2]*([.A53]-[.$E$2])))" office:value-type="float" office:value="0.673006695937386" calcext:value-type="float">
            <text:p>0.673006695937386</text:p>
          </table:table-cell>
          <table:table-cell table:number-columns-repeated="4"/>
        </table:table-row>
        <table:table-row table:style-name="ro1">
          <table:table-cell table:formula="of:=[.A53]+0.01" office:value-type="float" office:value="0.52" calcext:value-type="float">
            <text:p>0.52</text:p>
          </table:table-cell>
          <table:table-cell table:formula="of:=MIN([.$D$2]; [.$D$2]*EXP(-[.$F$2]*([.A54]-[.$E$2])))" office:value-type="float" office:value="0.665644190301521" calcext:value-type="float">
            <text:p>0.665644190301521</text:p>
          </table:table-cell>
          <table:table-cell table:number-columns-repeated="4"/>
        </table:table-row>
        <table:table-row table:style-name="ro1">
          <table:table-cell table:formula="of:=[.A54]+0.01" office:value-type="float" office:value="0.53" calcext:value-type="float">
            <text:p>0.53</text:p>
          </table:table-cell>
          <table:table-cell table:formula="of:=MIN([.$D$2]; [.$D$2]*EXP(-[.$F$2]*([.A55]-[.$E$2])))" office:value-type="float" office:value="0.658362228424827" calcext:value-type="float">
            <text:p>0.658362228424827</text:p>
          </table:table-cell>
          <table:table-cell table:number-columns-repeated="4"/>
        </table:table-row>
        <table:table-row table:style-name="ro1">
          <table:table-cell table:formula="of:=[.A55]+0.01" office:value-type="float" office:value="0.54" calcext:value-type="float">
            <text:p>0.54</text:p>
          </table:table-cell>
          <table:table-cell table:formula="of:=MIN([.$D$2]; [.$D$2]*EXP(-[.$F$2]*([.A56]-[.$E$2])))" office:value-type="float" office:value="0.651159929181032" calcext:value-type="float">
            <text:p>0.651159929181032</text:p>
          </table:table-cell>
          <table:table-cell table:number-columns-repeated="4"/>
        </table:table-row>
        <table:table-row table:style-name="ro1">
          <table:table-cell table:formula="of:=[.A56]+0.01" office:value-type="float" office:value="0.55" calcext:value-type="float">
            <text:p>0.55</text:p>
          </table:table-cell>
          <table:table-cell table:formula="of:=MIN([.$D$2]; [.$D$2]*EXP(-[.$F$2]*([.A57]-[.$E$2])))" office:value-type="float" office:value="0.644036421083141" calcext:value-type="float">
            <text:p>0.644036421083141</text:p>
          </table:table-cell>
          <table:table-cell table:number-columns-repeated="4"/>
        </table:table-row>
        <table:table-row table:style-name="ro1">
          <table:table-cell table:formula="of:=[.A57]+0.01" office:value-type="float" office:value="0.56" calcext:value-type="float">
            <text:p>0.56</text:p>
          </table:table-cell>
          <table:table-cell table:formula="of:=MIN([.$D$2]; [.$D$2]*EXP(-[.$F$2]*([.A58]-[.$E$2])))" office:value-type="float" office:value="0.636990842177982" calcext:value-type="float">
            <text:p>0.636990842177982</text:p>
          </table:table-cell>
          <table:table-cell table:number-columns-repeated="4"/>
        </table:table-row>
        <table:table-row table:style-name="ro1">
          <table:table-cell table:formula="of:=[.A58]+0.01" office:value-type="float" office:value="0.57" calcext:value-type="float">
            <text:p>0.57</text:p>
          </table:table-cell>
          <table:table-cell table:formula="of:=MIN([.$D$2]; [.$D$2]*EXP(-[.$F$2]*([.A59]-[.$E$2])))" office:value-type="float" office:value="0.630022339941912" calcext:value-type="float">
            <text:p>0.630022339941912</text:p>
          </table:table-cell>
          <table:table-cell table:number-columns-repeated="4"/>
        </table:table-row>
        <table:table-row table:style-name="ro1">
          <table:table-cell table:formula="of:=[.A59]+0.01" office:value-type="float" office:value="0.58" calcext:value-type="float">
            <text:p>0.58</text:p>
          </table:table-cell>
          <table:table-cell table:formula="of:=MIN([.$D$2]; [.$D$2]*EXP(-[.$F$2]*([.A60]-[.$E$2])))" office:value-type="float" office:value="0.623130071177658" calcext:value-type="float">
            <text:p>0.623130071177658</text:p>
          </table:table-cell>
          <table:table-cell table:number-columns-repeated="4"/>
        </table:table-row>
        <table:table-row table:style-name="ro1">
          <table:table-cell table:formula="of:=[.A60]+0.01" office:value-type="float" office:value="0.59" calcext:value-type="float">
            <text:p>0.59</text:p>
          </table:table-cell>
          <table:table-cell table:formula="of:=MIN([.$D$2]; [.$D$2]*EXP(-[.$F$2]*([.A61]-[.$E$2])))" office:value-type="float" office:value="0.616313201912289" calcext:value-type="float">
            <text:p>0.616313201912289</text:p>
          </table:table-cell>
          <table:table-cell table:number-columns-repeated="4"/>
        </table:table-row>
        <table:table-row table:style-name="ro1">
          <table:table-cell table:formula="of:=[.A61]+0.01" office:value-type="float" office:value="0.6" calcext:value-type="float">
            <text:p>0.6</text:p>
          </table:table-cell>
          <table:table-cell table:formula="of:=MIN([.$D$2]; [.$D$2]*EXP(-[.$F$2]*([.A62]-[.$E$2])))" office:value-type="float" office:value="0.609570907296309" calcext:value-type="float">
            <text:p>0.609570907296309</text:p>
          </table:table-cell>
          <table:table-cell table:number-columns-repeated="4"/>
        </table:table-row>
        <table:table-row table:style-name="ro1">
          <table:table-cell table:formula="of:=[.A62]+0.01" office:value-type="float" office:value="0.61" calcext:value-type="float">
            <text:p>0.61</text:p>
          </table:table-cell>
          <table:table-cell table:formula="of:=MIN([.$D$2]; [.$D$2]*EXP(-[.$F$2]*([.A63]-[.$E$2])))" office:value-type="float" office:value="0.602902371503842" calcext:value-type="float">
            <text:p>0.602902371503842</text:p>
          </table:table-cell>
          <table:table-cell table:number-columns-repeated="4"/>
        </table:table-row>
        <table:table-row table:style-name="ro1">
          <table:table-cell table:formula="of:=[.A63]+0.01" office:value-type="float" office:value="0.62" calcext:value-type="float">
            <text:p>0.62</text:p>
          </table:table-cell>
          <table:table-cell table:formula="of:=MIN([.$D$2]; [.$D$2]*EXP(-[.$F$2]*([.A64]-[.$E$2])))" office:value-type="float" office:value="0.596306787633921" calcext:value-type="float">
            <text:p>0.596306787633921</text:p>
          </table:table-cell>
          <table:table-cell table:number-columns-repeated="4"/>
        </table:table-row>
        <table:table-row table:style-name="ro1">
          <table:table-cell table:formula="of:=[.A64]+0.01" office:value-type="float" office:value="0.63" calcext:value-type="float">
            <text:p>0.63</text:p>
          </table:table-cell>
          <table:table-cell table:formula="of:=MIN([.$D$2]; [.$D$2]*EXP(-[.$F$2]*([.A65]-[.$E$2])))" office:value-type="float" office:value="0.58978335761285" calcext:value-type="float">
            <text:p>0.58978335761285</text:p>
          </table:table-cell>
          <table:table-cell table:number-columns-repeated="4"/>
        </table:table-row>
        <table:table-row table:style-name="ro1">
          <table:table-cell table:formula="of:=[.A65]+0.01" office:value-type="float" office:value="0.64" calcext:value-type="float">
            <text:p>0.64</text:p>
          </table:table-cell>
          <table:table-cell table:formula="of:=MIN([.$D$2]; [.$D$2]*EXP(-[.$F$2]*([.A66]-[.$E$2])))" office:value-type="float" office:value="0.583331292097639" calcext:value-type="float">
            <text:p>0.583331292097639</text:p>
          </table:table-cell>
          <table:table-cell table:number-columns-repeated="4"/>
        </table:table-row>
        <table:table-row table:style-name="ro1">
          <table:table-cell table:formula="of:=[.A66]+0.01" office:value-type="float" office:value="0.65" calcext:value-type="float">
            <text:p>0.65</text:p>
          </table:table-cell>
          <table:table-cell table:formula="of:=MIN([.$D$2]; [.$D$2]*EXP(-[.$F$2]*([.A67]-[.$E$2])))" office:value-type="float" office:value="0.576949810380486" calcext:value-type="float">
            <text:p>0.576949810380486</text:p>
          </table:table-cell>
          <table:table-cell table:number-columns-repeated="4"/>
        </table:table-row>
        <table:table-row table:style-name="ro1">
          <table:table-cell table:formula="of:=[.A67]+0.01" office:value-type="float" office:value="0.66" calcext:value-type="float">
            <text:p>0.66</text:p>
          </table:table-cell>
          <table:table-cell table:formula="of:=MIN([.$D$2]; [.$D$2]*EXP(-[.$F$2]*([.A68]-[.$E$2])))" office:value-type="float" office:value="0.57063814029432" calcext:value-type="float">
            <text:p>0.57063814029432</text:p>
          </table:table-cell>
          <table:table-cell table:number-columns-repeated="4"/>
        </table:table-row>
        <table:table-row table:style-name="ro1">
          <table:table-cell table:formula="of:=[.A68]+0.01" office:value-type="float" office:value="0.67" calcext:value-type="float">
            <text:p>0.67</text:p>
          </table:table-cell>
          <table:table-cell table:formula="of:=MIN([.$D$2]; [.$D$2]*EXP(-[.$F$2]*([.A69]-[.$E$2])))" office:value-type="float" office:value="0.564395518119358" calcext:value-type="float">
            <text:p>0.564395518119358</text:p>
          </table:table-cell>
          <table:table-cell table:number-columns-repeated="4"/>
        </table:table-row>
        <table:table-row table:style-name="ro1">
          <table:table-cell table:formula="of:=[.A69]+0.01" office:value-type="float" office:value="0.68" calcext:value-type="float">
            <text:p>0.68</text:p>
          </table:table-cell>
          <table:table-cell table:formula="of:=MIN([.$D$2]; [.$D$2]*EXP(-[.$F$2]*([.A70]-[.$E$2])))" office:value-type="float" office:value="0.558221188490701" calcext:value-type="float">
            <text:p>0.558221188490701</text:p>
          </table:table-cell>
          <table:table-cell table:number-columns-repeated="4"/>
        </table:table-row>
        <table:table-row table:style-name="ro1">
          <table:table-cell table:formula="of:=[.A70]+0.01" office:value-type="float" office:value="0.69" calcext:value-type="float">
            <text:p>0.69</text:p>
          </table:table-cell>
          <table:table-cell table:formula="of:=MIN([.$D$2]; [.$D$2]*EXP(-[.$F$2]*([.A71]-[.$E$2])))" office:value-type="float" office:value="0.55211440430693" calcext:value-type="float">
            <text:p>0.55211440430693</text:p>
          </table:table-cell>
          <table:table-cell table:number-columns-repeated="4"/>
        </table:table-row>
        <table:table-row table:style-name="ro1">
          <table:table-cell table:formula="of:=[.A71]+0.01" office:value-type="float" office:value="0.7" calcext:value-type="float">
            <text:p>0.7</text:p>
          </table:table-cell>
          <table:table-cell table:formula="of:=MIN([.$D$2]; [.$D$2]*EXP(-[.$F$2]*([.A72]-[.$E$2])))" office:value-type="float" office:value="0.546074426639709" calcext:value-type="float">
            <text:p>0.546074426639709</text:p>
          </table:table-cell>
          <table:table-cell table:number-columns-repeated="4"/>
        </table:table-row>
        <table:table-row table:style-name="ro1">
          <table:table-cell table:formula="of:=[.A72]+0.01" office:value-type="float" office:value="0.71" calcext:value-type="float">
            <text:p>0.71</text:p>
          </table:table-cell>
          <table:table-cell table:formula="of:=MIN([.$D$2]; [.$D$2]*EXP(-[.$F$2]*([.A73]-[.$E$2])))" office:value-type="float" office:value="0.54010052464437" calcext:value-type="float">
            <text:p>0.54010052464437</text:p>
          </table:table-cell>
          <table:table-cell table:number-columns-repeated="4"/>
        </table:table-row>
        <table:table-row table:style-name="ro1">
          <table:table-cell table:formula="of:=[.A73]+0.01" office:value-type="float" office:value="0.72" calcext:value-type="float">
            <text:p>0.72</text:p>
          </table:table-cell>
          <table:table-cell table:formula="of:=MIN([.$D$2]; [.$D$2]*EXP(-[.$F$2]*([.A74]-[.$E$2])))" office:value-type="float" office:value="0.534191975471484" calcext:value-type="float">
            <text:p>0.534191975471484</text:p>
          </table:table-cell>
          <table:table-cell table:number-columns-repeated="4"/>
        </table:table-row>
        <table:table-row table:style-name="ro1">
          <table:table-cell table:formula="of:=[.A74]+0.01" office:value-type="float" office:value="0.73" calcext:value-type="float">
            <text:p>0.73</text:p>
          </table:table-cell>
          <table:table-cell table:formula="of:=MIN([.$D$2]; [.$D$2]*EXP(-[.$F$2]*([.A75]-[.$E$2])))" office:value-type="float" office:value="0.528348064179391" calcext:value-type="float">
            <text:p>0.528348064179391</text:p>
          </table:table-cell>
          <table:table-cell table:number-columns-repeated="4"/>
        </table:table-row>
        <table:table-row table:style-name="ro1">
          <table:table-cell table:formula="of:=[.A75]+0.01" office:value-type="float" office:value="0.74" calcext:value-type="float">
            <text:p>0.74</text:p>
          </table:table-cell>
          <table:table-cell table:formula="of:=MIN([.$D$2]; [.$D$2]*EXP(-[.$F$2]*([.A76]-[.$E$2])))" office:value-type="float" office:value="0.522568083647695" calcext:value-type="float">
            <text:p>0.522568083647695</text:p>
          </table:table-cell>
          <table:table-cell table:number-columns-repeated="4"/>
        </table:table-row>
        <table:table-row table:style-name="ro1">
          <table:table-cell table:formula="of:=[.A76]+0.01" office:value-type="float" office:value="0.75" calcext:value-type="float">
            <text:p>0.75</text:p>
          </table:table-cell>
          <table:table-cell table:formula="of:=MIN([.$D$2]; [.$D$2]*EXP(-[.$F$2]*([.A77]-[.$E$2])))" office:value-type="float" office:value="0.516851334491699" calcext:value-type="float">
            <text:p>0.516851334491699</text:p>
          </table:table-cell>
          <table:table-cell table:number-columns-repeated="4"/>
        </table:table-row>
        <table:table-row table:style-name="ro1">
          <table:table-cell table:formula="of:=[.A77]+0.01" office:value-type="float" office:value="0.76" calcext:value-type="float">
            <text:p>0.76</text:p>
          </table:table-cell>
          <table:table-cell table:formula="of:=MIN([.$D$2]; [.$D$2]*EXP(-[.$F$2]*([.A78]-[.$E$2])))" office:value-type="float" office:value="0.511197124977781" calcext:value-type="float">
            <text:p>0.511197124977781</text:p>
          </table:table-cell>
          <table:table-cell table:number-columns-repeated="4"/>
        </table:table-row>
        <table:table-row table:style-name="ro1">
          <table:table-cell table:formula="of:=[.A78]+0.01" office:value-type="float" office:value="0.77" calcext:value-type="float">
            <text:p>0.77</text:p>
          </table:table-cell>
          <table:table-cell table:formula="of:=MIN([.$D$2]; [.$D$2]*EXP(-[.$F$2]*([.A79]-[.$E$2])))" office:value-type="float" office:value="0.505604770939691" calcext:value-type="float">
            <text:p>0.505604770939691</text:p>
          </table:table-cell>
          <table:table-cell table:number-columns-repeated="4"/>
        </table:table-row>
        <table:table-row table:style-name="ro1">
          <table:table-cell table:formula="of:=[.A79]+0.01" office:value-type="float" office:value="0.78" calcext:value-type="float">
            <text:p>0.78</text:p>
          </table:table-cell>
          <table:table-cell table:formula="of:=MIN([.$D$2]; [.$D$2]*EXP(-[.$F$2]*([.A80]-[.$E$2])))" office:value-type="float" office:value="0.500073595695767" calcext:value-type="float">
            <text:p>0.500073595695767</text:p>
          </table:table-cell>
          <table:table-cell table:number-columns-repeated="4"/>
        </table:table-row>
        <table:table-row table:style-name="ro1">
          <table:table-cell table:formula="of:=[.A80]+0.01" office:value-type="float" office:value="0.790000000000001" calcext:value-type="float">
            <text:p>0.790000000000001</text:p>
          </table:table-cell>
          <table:table-cell table:formula="of:=MIN([.$D$2]; [.$D$2]*EXP(-[.$F$2]*([.A81]-[.$E$2])))" office:value-type="float" office:value="0.494602929967057" calcext:value-type="float">
            <text:p>0.494602929967057</text:p>
          </table:table-cell>
          <table:table-cell table:number-columns-repeated="4"/>
        </table:table-row>
        <table:table-row table:style-name="ro1">
          <table:table-cell table:formula="of:=[.A81]+0.01" office:value-type="float" office:value="0.8" calcext:value-type="float">
            <text:p>0.8</text:p>
          </table:table-cell>
          <table:table-cell table:formula="of:=MIN([.$D$2]; [.$D$2]*EXP(-[.$F$2]*([.A82]-[.$E$2])))" office:value-type="float" office:value="0.489192111796331" calcext:value-type="float">
            <text:p>0.489192111796331</text:p>
          </table:table-cell>
          <table:table-cell table:number-columns-repeated="4"/>
        </table:table-row>
        <table:table-row table:style-name="ro1">
          <table:table-cell table:formula="of:=[.A82]+0.01" office:value-type="float" office:value="0.810000000000001" calcext:value-type="float">
            <text:p>0.810000000000001</text:p>
          </table:table-cell>
          <table:table-cell table:formula="of:=MIN([.$D$2]; [.$D$2]*EXP(-[.$F$2]*([.A83]-[.$E$2])))" office:value-type="float" office:value="0.483840486467991" calcext:value-type="float">
            <text:p>0.483840486467991</text:p>
          </table:table-cell>
          <table:table-cell table:number-columns-repeated="4"/>
        </table:table-row>
        <table:table-row table:style-name="ro1">
          <table:table-cell table:formula="of:=[.A83]+0.01" office:value-type="float" office:value="0.82" calcext:value-type="float">
            <text:p>0.82</text:p>
          </table:table-cell>
          <table:table-cell table:formula="of:=MIN([.$D$2]; [.$D$2]*EXP(-[.$F$2]*([.A84]-[.$E$2])))" office:value-type="float" office:value="0.478547406428841" calcext:value-type="float">
            <text:p>0.478547406428841</text:p>
          </table:table-cell>
          <table:table-cell table:number-columns-repeated="4"/>
        </table:table-row>
        <table:table-row table:style-name="ro1">
          <table:table-cell table:formula="of:=[.A84]+0.01" office:value-type="float" office:value="0.83" calcext:value-type="float">
            <text:p>0.83</text:p>
          </table:table-cell>
          <table:table-cell table:formula="of:=MIN([.$D$2]; [.$D$2]*EXP(-[.$F$2]*([.A85]-[.$E$2])))" office:value-type="float" office:value="0.473312231209739" calcext:value-type="float">
            <text:p>0.473312231209739</text:p>
          </table:table-cell>
          <table:table-cell table:number-columns-repeated="4"/>
        </table:table-row>
        <table:table-row table:style-name="ro1">
          <table:table-cell table:formula="of:=[.A85]+0.01" office:value-type="float" office:value="0.84" calcext:value-type="float">
            <text:p>0.84</text:p>
          </table:table-cell>
          <table:table-cell table:formula="of:=MIN([.$D$2]; [.$D$2]*EXP(-[.$F$2]*([.A86]-[.$E$2])))" office:value-type="float" office:value="0.468134327348096" calcext:value-type="float">
            <text:p>0.468134327348096</text:p>
          </table:table-cell>
          <table:table-cell table:number-columns-repeated="4"/>
        </table:table-row>
        <table:table-row table:style-name="ro1">
          <table:table-cell table:formula="of:=[.A86]+0.01" office:value-type="float" office:value="0.850000000000001" calcext:value-type="float">
            <text:p>0.850000000000001</text:p>
          </table:table-cell>
          <table:table-cell table:formula="of:=MIN([.$D$2]; [.$D$2]*EXP(-[.$F$2]*([.A87]-[.$E$2])))" office:value-type="float" office:value="0.463013068311228" calcext:value-type="float">
            <text:p>0.463013068311228</text:p>
          </table:table-cell>
          <table:table-cell table:number-columns-repeated="4"/>
        </table:table-row>
        <table:table-row table:style-name="ro1">
          <table:table-cell table:formula="of:=[.A87]+0.01" office:value-type="float" office:value="0.860000000000001" calcext:value-type="float">
            <text:p>0.860000000000001</text:p>
          </table:table-cell>
          <table:table-cell table:formula="of:=MIN([.$D$2]; [.$D$2]*EXP(-[.$F$2]*([.A88]-[.$E$2])))" office:value-type="float" office:value="0.457947834420542" calcext:value-type="float">
            <text:p>0.457947834420542</text:p>
          </table:table-cell>
          <table:table-cell table:number-columns-repeated="4"/>
        </table:table-row>
        <table:table-row table:style-name="ro1">
          <table:table-cell table:formula="of:=[.A88]+0.01" office:value-type="float" office:value="0.87" calcext:value-type="float">
            <text:p>0.87</text:p>
          </table:table-cell>
          <table:table-cell table:formula="of:=MIN([.$D$2]; [.$D$2]*EXP(-[.$F$2]*([.A89]-[.$E$2])))" office:value-type="float" office:value="0.452938012776558" calcext:value-type="float">
            <text:p>0.452938012776558</text:p>
          </table:table-cell>
          <table:table-cell table:number-columns-repeated="4"/>
        </table:table-row>
        <table:table-row table:style-name="ro1">
          <table:table-cell table:formula="of:=[.A89]+0.01" office:value-type="float" office:value="0.88" calcext:value-type="float">
            <text:p>0.88</text:p>
          </table:table-cell>
          <table:table-cell table:formula="of:=MIN([.$D$2]; [.$D$2]*EXP(-[.$F$2]*([.A90]-[.$E$2])))" office:value-type="float" office:value="0.447982997184743" calcext:value-type="float">
            <text:p>0.447982997184743</text:p>
          </table:table-cell>
          <table:table-cell table:number-columns-repeated="4"/>
        </table:table-row>
        <table:table-row table:style-name="ro1">
          <table:table-cell table:formula="of:=[.A90]+0.01" office:value-type="float" office:value="0.890000000000001" calcext:value-type="float">
            <text:p>0.890000000000001</text:p>
          </table:table-cell>
          <table:table-cell table:formula="of:=MIN([.$D$2]; [.$D$2]*EXP(-[.$F$2]*([.A91]-[.$E$2])))" office:value-type="float" office:value="0.443082188082168" calcext:value-type="float">
            <text:p>0.443082188082168</text:p>
          </table:table-cell>
          <table:table-cell table:number-columns-repeated="4"/>
        </table:table-row>
        <table:table-row table:style-name="ro1">
          <table:table-cell table:formula="of:=[.A91]+0.01" office:value-type="float" office:value="0.900000000000001" calcext:value-type="float">
            <text:p>0.900000000000001</text:p>
          </table:table-cell>
          <table:table-cell table:formula="of:=MIN([.$D$2]; [.$D$2]*EXP(-[.$F$2]*([.A92]-[.$E$2])))" office:value-type="float" office:value="0.438234992464949" calcext:value-type="float">
            <text:p>0.438234992464949</text:p>
          </table:table-cell>
          <table:table-cell table:number-columns-repeated="4"/>
        </table:table-row>
        <table:table-row table:style-name="ro1">
          <table:table-cell table:formula="of:=[.A92]+0.01" office:value-type="float" office:value="0.910000000000001" calcext:value-type="float">
            <text:p>0.910000000000001</text:p>
          </table:table-cell>
          <table:table-cell table:formula="of:=MIN([.$D$2]; [.$D$2]*EXP(-[.$F$2]*([.A93]-[.$E$2])))" office:value-type="float" office:value="0.433440823816504" calcext:value-type="float">
            <text:p>0.433440823816504</text:p>
          </table:table-cell>
          <table:table-cell table:number-columns-repeated="4"/>
        </table:table-row>
        <table:table-row table:style-name="ro1">
          <table:table-cell table:formula="of:=[.A93]+0.01" office:value-type="float" office:value="0.92" calcext:value-type="float">
            <text:p>0.92</text:p>
          </table:table-cell>
          <table:table-cell table:formula="of:=MIN([.$D$2]; [.$D$2]*EXP(-[.$F$2]*([.A94]-[.$E$2])))" office:value-type="float" office:value="0.428699102036577" calcext:value-type="float">
            <text:p>0.428699102036577</text:p>
          </table:table-cell>
          <table:table-cell table:number-columns-repeated="4"/>
        </table:table-row>
        <table:table-row table:style-name="ro1">
          <table:table-cell table:formula="of:=[.A94]+0.01" office:value-type="float" office:value="0.930000000000001" calcext:value-type="float">
            <text:p>0.930000000000001</text:p>
          </table:table-cell>
          <table:table-cell table:formula="of:=MIN([.$D$2]; [.$D$2]*EXP(-[.$F$2]*([.A95]-[.$E$2])))" office:value-type="float" office:value="0.424009253371047" calcext:value-type="float">
            <text:p>0.424009253371047</text:p>
          </table:table-cell>
          <table:table-cell table:number-columns-repeated="4"/>
        </table:table-row>
        <table:table-row table:style-name="ro1">
          <table:table-cell table:formula="of:=[.A95]+0.01" office:value-type="float" office:value="0.940000000000001" calcext:value-type="float">
            <text:p>0.940000000000001</text:p>
          </table:table-cell>
          <table:table-cell table:formula="of:=MIN([.$D$2]; [.$D$2]*EXP(-[.$F$2]*([.A96]-[.$E$2])))" office:value-type="float" office:value="0.419370710342504" calcext:value-type="float">
            <text:p>0.419370710342504</text:p>
          </table:table-cell>
          <table:table-cell table:number-columns-repeated="4"/>
        </table:table-row>
        <table:table-row table:style-name="ro1">
          <table:table-cell table:formula="of:=[.A96]+0.01" office:value-type="float" office:value="0.950000000000001" calcext:value-type="float">
            <text:p>0.950000000000001</text:p>
          </table:table-cell>
          <table:table-cell table:formula="of:=MIN([.$D$2]; [.$D$2]*EXP(-[.$F$2]*([.A97]-[.$E$2])))" office:value-type="float" office:value="0.414782911681581" calcext:value-type="float">
            <text:p>0.414782911681581</text:p>
          </table:table-cell>
          <table:table-cell table:number-columns-repeated="4"/>
        </table:table-row>
        <table:table-row table:style-name="ro1">
          <table:table-cell table:formula="of:=[.A97]+0.01" office:value-type="float" office:value="0.960000000000001" calcext:value-type="float">
            <text:p>0.960000000000001</text:p>
          </table:table-cell>
          <table:table-cell table:formula="of:=MIN([.$D$2]; [.$D$2]*EXP(-[.$F$2]*([.A98]-[.$E$2])))" office:value-type="float" office:value="0.410245302259044" calcext:value-type="float">
            <text:p>0.410245302259044</text:p>
          </table:table-cell>
          <table:table-cell table:number-columns-repeated="4"/>
        </table:table-row>
        <table:table-row table:style-name="ro1">
          <table:table-cell table:formula="of:=[.A98]+0.01" office:value-type="float" office:value="0.970000000000001" calcext:value-type="float">
            <text:p>0.970000000000001</text:p>
          </table:table-cell>
          <table:table-cell table:formula="of:=MIN([.$D$2]; [.$D$2]*EXP(-[.$F$2]*([.A99]-[.$E$2])))" office:value-type="float" office:value="0.405757333018615" calcext:value-type="float">
            <text:p>0.405757333018615</text:p>
          </table:table-cell>
          <table:table-cell table:number-columns-repeated="4"/>
        </table:table-row>
        <table:table-row table:style-name="ro1">
          <table:table-cell table:formula="of:=[.A99]+0.01" office:value-type="float" office:value="0.980000000000001" calcext:value-type="float">
            <text:p>0.980000000000001</text:p>
          </table:table-cell>
          <table:table-cell table:formula="of:=MIN([.$D$2]; [.$D$2]*EXP(-[.$F$2]*([.A100]-[.$E$2])))" office:value-type="float" office:value="0.401318460910542" calcext:value-type="float">
            <text:p>0.401318460910542</text:p>
          </table:table-cell>
          <table:table-cell table:number-columns-repeated="4"/>
        </table:table-row>
        <table:table-row table:style-name="ro1">
          <table:table-cell table:formula="of:=[.A100]+0.01" office:value-type="float" office:value="0.990000000000001" calcext:value-type="float">
            <text:p>0.990000000000001</text:p>
          </table:table-cell>
          <table:table-cell table:formula="of:=MIN([.$D$2]; [.$D$2]*EXP(-[.$F$2]*([.A101]-[.$E$2])))" office:value-type="float" office:value="0.396928148825882" calcext:value-type="float">
            <text:p>0.396928148825882</text:p>
          </table:table-cell>
          <table:table-cell table:number-columns-repeated="4"/>
        </table:table-row>
        <table:table-row table:style-name="ro1">
          <table:table-cell table:formula="of:=[.A101]+0.01" office:value-type="float" office:value="1" calcext:value-type="float">
            <text:p>1</text:p>
          </table:table-cell>
          <table:table-cell table:formula="of:=MIN([.$D$2]; [.$D$2]*EXP(-[.$F$2]*([.A102]-[.$E$2])))" office:value-type="float" office:value="0.392585865531518" calcext:value-type="float">
            <text:p>0.3925858655315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5T15:15:28.167000000</meta:creation-date>
    <dc:date>2022-07-15T15:23:35.640000000</dc:date>
    <meta:editing-duration>PT8M8S</meta:editing-duration>
    <meta:editing-cycles>1</meta:editing-cycles>
    <meta:document-statistic meta:table-count="1" meta:cell-count="210" meta:object-count="1"/>
    <meta:generator>LibreOffice/7.2.2.2$Windows_X86_64 LibreOffice_project/02b2acce88a210515b4a5bb2e46cbfb63fe97d5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102" chart:data-source-has-labels="both" svg:x="1.331cm" svg:y="0.18cm" svg:width="14.349cm" svg:height="7.659cm">
          <chart:coordinate-region svg:x="2.058cm" svg:y="0.38cm" svg:width="13.528cm" svg:height="6.812cm"/>
          <chart:axis chart:dimension="x" chart:name="primary-x" chart:style-name="ch3" chartooo:axis-type="auto">
            <chart:title svg:x="6.41cm" svg:y="8.019cm" chart:style-name="ch4">
              <text:p>Fraction of training complete</text:p>
            </chart:title>
            <chart:categories table:cell-range-address="Sheet1.A2:Sheet1.A102"/>
          </chart:axis>
          <chart:axis chart:dimension="y" chart:name="primary-y" chart:style-name="ch5">
            <chart:title svg:x="0.451cm" svg:y="4.304cm" chart:style-name="ch6">
              <text:p>p(t)</text:p>
            </chart:title>
            <chart:grid chart:style-name="ch7" chart:class="major"/>
          </chart:axis>
          <chart:series chart:style-name="ch8" chart:values-cell-range-address="Sheet1.B2:Sheet1.B102" chart:label-cell-address="Sheet1.B1:Sheet1.B1" chart:class="chart:scatter">
            <chart:domain table:cell-range-address="Sheet1.A2:Sheet1.A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t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1">
                <text:p>1</text:p>
                <draw:g>
                  <svg:desc>Sheet1.B2:Sheet1.B10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989060278775369">
                <text:p>0.989060278775369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97824023505121">
                <text:p>0.9782402350512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967538559589032">
                <text:p>0.967538559589032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956953957473047">
                <text:p>0.9569539574730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46485147953484">
                <text:p>0.94648514795348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936130864291619">
                <text:p>0.936130864291619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925889853606495">
                <text:p>0.925889853606495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915760876723325">
                <text:p>0.9157608767233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905742708023548">
                <text:p>0.90574270802354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895834135296528">
                <text:p>0.89583413529652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886033959592876">
                <text:p>0.88603395959287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876340995079373">
                <text:p>0.876340995079373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866754068895489">
                <text:p>0.866754068895489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857272021011457">
                <text:p>0.85727202101145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847893704087916">
                <text:p>0.847893704087916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838617983337074">
                <text:p>0.838617983337074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829443736385404">
                <text:p>0.82944373638540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820369853137831">
                <text:p>0.82036985313783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811395235643411">
                <text:p>0.81139523564341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02518797962478">
                <text:p>0.80251879796247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793739466035243">
                <text:p>0.79373946603524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785056177551829">
                <text:p>0.78505617755182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776467881823738">
                <text:p>0.776467881823738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767973539656706">
                <text:p>0.76797353965670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759572123224968">
                <text:p>0.75957212322496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751262615946886">
                <text:p>0.75126261594688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74304401236194">
                <text:p>0.74304401236194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734915318009069">
                <text:p>0.73491531800906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726875549306338">
                <text:p>0.72687554930633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718923733431926">
                <text:p>0.71892373343192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711058908206409">
                <text:p>0.71105890820640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703280121976341">
                <text:p>0.70328012197634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695586433499095">
                <text:p>0.69558643349909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687976911828979">
                <text:p>0.6879769118289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680450636204587">
                <text:p>0.68045063620458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673006695937386">
                <text:p>0.67300669593738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665644190301521">
                <text:p>0.665644190301521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658362228424827">
                <text:p>0.65836222842482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651159929181032">
                <text:p>0.65115992918103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644036421083141">
                <text:p>0.64403642108314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636990842177982">
                <text:p>0.63699084217798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630022339941912">
                <text:p>0.630022339941912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623130071177658">
                <text:p>0.62313007117765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616313201912289">
                <text:p>0.61631320191228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09570907296309">
                <text:p>0.60957090729630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602902371503842">
                <text:p>0.60290237150384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596306787633921">
                <text:p>0.59630678763392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58978335761285">
                <text:p>0.5897833576128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583331292097639">
                <text:p>0.58333129209763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576949810380486">
                <text:p>0.576949810380486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57063814029432">
                <text:p>0.57063814029432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564395518119358">
                <text:p>0.564395518119358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558221188490701">
                <text:p>0.55822118849070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55211440430693">
                <text:p>0.5521144043069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46074426639709">
                <text:p>0.54607442663970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54010052464437">
                <text:p>0.5401005246443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534191975471484">
                <text:p>0.53419197547148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528348064179391">
                <text:p>0.52834806417939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522568083647695">
                <text:p>0.52256808364769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16851334491699">
                <text:p>0.51685133449169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511197124977781">
                <text:p>0.51119712497778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505604770939691">
                <text:p>0.50560477093969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500073595695767">
                <text:p>0.500073595695767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0.494602929967057">
                <text:p>0.4946029299670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89192111796331">
                <text:p>0.489192111796331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0.483840486467991">
                <text:p>0.48384048646799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78547406428841">
                <text:p>0.47854740642884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73312231209739">
                <text:p>0.47331223120973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68134327348096">
                <text:p>0.468134327348096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0.463013068311228">
                <text:p>0.463013068311228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0.457947834420542">
                <text:p>0.45794783442054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2938012776558">
                <text:p>0.452938012776558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7982997184743">
                <text:p>0.447982997184743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0.443082188082168">
                <text:p>0.443082188082168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0.438234992464949">
                <text:p>0.438234992464949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0.433440823816504">
                <text:p>0.43344082381650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28699102036577">
                <text:p>0.428699102036577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0.424009253371047">
                <text:p>0.424009253371047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0.419370710342504">
                <text:p>0.419370710342504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0.414782911681581">
                <text:p>0.414782911681581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0.410245302259044">
                <text:p>0.410245302259044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0.405757333018615">
                <text:p>0.405757333018615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0.401318460910542">
                <text:p>0.401318460910542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0.396928148825882">
                <text:p>0.3969281488258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2585865531518">
                <text:p>0.392585865531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